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be4440" officeooo:paragraph-rsid="00c2b664" style:font-size-asian="14pt" style:font-size-complex="14pt"/>
    </style:style>
    <style:style style:name="P6" style:family="paragraph" style:parent-style-name="Standard">
      <style:text-properties fo:font-size="14pt" officeooo:paragraph-rsid="00c2b664" style:font-size-asian="14pt" style:font-size-complex="14pt"/>
    </style:style>
    <style:style style:name="P7" style:family="paragraph" style:parent-style-name="Standard">
      <style:text-properties fo:font-size="14pt" fo:font-style="italic" style:font-size-asian="14pt" style:font-style-asian="italic" style:font-size-complex="14pt" style:font-style-complex="italic"/>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bold" officeooo:paragraph-rsid="00c2b664" style:font-size-asian="20pt" style:font-weight-asian="bold" style:font-size-complex="20pt" style:font-weight-complex="bold"/>
    </style:style>
    <style:style style:name="P10" style:family="paragraph" style:parent-style-name="Standard">
      <style:text-properties fo:font-size="14pt" officeooo:rsid="00c2b664" officeooo:paragraph-rsid="00c2b664" style:font-size-asian="14pt" style:font-size-complex="14pt"/>
    </style:style>
    <style:style style:name="P11" style:family="paragraph" style:parent-style-name="Standard">
      <style:text-properties fo:font-size="14pt" officeooo:rsid="00c4bc69" officeooo:paragraph-rsid="00c4bc69" style:font-size-asian="14pt" style:font-size-complex="14pt"/>
    </style:style>
    <style:style style:name="P12" style:family="paragraph" style:parent-style-name="Standard">
      <style:text-properties fo:font-size="14pt" officeooo:paragraph-rsid="00c4bc69" style:font-size-asian="14pt" style:font-size-complex="14pt"/>
    </style:style>
    <style:style style:name="P13" style:family="paragraph" style:parent-style-name="Standard">
      <style:text-properties fo:font-size="14pt" officeooo:rsid="00c515a6" officeooo:paragraph-rsid="00c515a6" style:font-size-asian="14pt" style:font-size-complex="14pt"/>
    </style:style>
    <style:style style:name="P14" style:family="paragraph" style:parent-style-name="Standard">
      <style:text-properties fo:font-size="14pt" officeooo:paragraph-rsid="00c515a6" style:font-size-asian="14pt" style:font-size-complex="14pt"/>
    </style:style>
    <style:style style:name="P15" style:family="paragraph" style:parent-style-name="Standard">
      <style:text-properties fo:font-size="14pt" officeooo:rsid="00c59204" officeooo:paragraph-rsid="00c59204" style:font-size-asian="14pt" style:font-size-complex="14pt"/>
    </style:style>
    <style:style style:name="P16" style:family="paragraph" style:parent-style-name="Standard">
      <style:paragraph-properties fo:text-align="center" style:justify-single-word="false"/>
      <style:text-properties fo:font-size="20pt" fo:font-weight="bold" officeooo:paragraph-rsid="00c4bc69" style:font-size-asian="20pt" style:font-weight-asian="bold" style:font-size-complex="20pt" style:font-weight-complex="bold"/>
    </style:style>
    <style:style style:name="P17" style:family="paragraph" style:parent-style-name="Standard">
      <style:paragraph-properties fo:text-align="center" style:justify-single-word="false"/>
      <style:text-properties fo:font-size="20pt" fo:font-weight="bold" officeooo:paragraph-rsid="00c515a6" style:font-size-asian="20pt" style:font-weight-asian="bold" style:font-size-complex="20pt" style:font-weight-complex="bold"/>
    </style:style>
    <style:style style:name="T1" style:family="text">
      <style:text-properties officeooo:rsid="0091e28d"/>
    </style:style>
    <style:style style:name="T2" style:family="text">
      <style:text-properties officeooo:rsid="00b71c44"/>
    </style:style>
    <style:style style:name="T3" style:family="text">
      <style:text-properties officeooo:rsid="00c2b664"/>
    </style:style>
    <style:style style:name="T4" style:family="text">
      <style:text-properties officeooo:rsid="00c4bc69"/>
    </style:style>
    <style:style style:name="T5" style:family="text">
      <style:text-properties officeooo:rsid="00c515a6"/>
    </style:style>
    <style:style style:name="T6" style:family="text">
      <style:text-properties officeooo:rsid="00c592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3">HPMI AAS scheme 191-5449</text:span>.</text:p>
      <text:p text:style-name="P1">Richard Parker <text:span text:style-name="T2">17.10</text:span>.201<text:span text:style-name="T1">7</text:span></text:p>
      <text:p text:style-name="P7"/>
      <text:p text:style-name="P8">Section 1 – Introduction</text:p>
      <text:p text:style-name="P4"/>
      <text:p text:style-name="P10">By using three slices of AAS code, an HPMI version that is expected to work for primes up to about 5,000 and running at about 50 mu-ops per 64 entries on Haswell should be feasible. <text:s/>This document takes a detailed look at how this will work, with a view to implementation in the near future.</text:p>
      <text:p text:style-name="P5"/>
      <text:p text:style-name="P9">Section <text:span text:style-name="T4">2</text:span> – <text:span text:style-name="T3">BwaMad</text:span></text:p>
      <text:p text:style-name="P6"/>
      <text:p text:style-name="P11">The operation of doing three adds followed by adequate reduction is very similar, but different from, the already implemented AS-7 for 5-181. <text:s/>As the number of slots per slice can exceed 32, and does so at 3,617, we will need six bits for each entry in Afmt, or 54 bits in all. If we were to limit to 3,617 we'd only need five bits, making 45 bits plus skip/terminate, but 54 seems like quite a convenient number, and there seems no strong reason to limit to five bits.</text:p>
      <text:p text:style-name="P11"/>
      <text:p text:style-name="P13">In fact, it may well be that the shift can be fixed at 14, and also the multiplication can be done at 16-bit length, which saves<text:span text:style-name="T6"> 8</text:span> few mu-ops<text:span text:style-name="T6"> out of the 23</text:span>.</text:p>
      <text:p text:style-name="P11"/>
      <text:p text:style-name="P16">Section <text:span text:style-name="T4">3</text:span> – <text:span text:style-name="T4">BGrease.</text:span></text:p>
      <text:p text:style-name="P12"/>
      <text:p text:style-name="P11">The operation of the BGrease routine is already available - the current routine is fine. <text:s/>There is the issue of generating the addition-chain tables which will need to be addressed in a later section.</text:p>
      <text:p text:style-name="P11"/>
      <text:p text:style-name="P16">Section <text:span text:style-name="T4">4</text:span> – <text:span text:style-name="T4">DtoA.</text:span></text:p>
      <text:p text:style-name="P12"/>
      <text:p text:style-name="P11">There will need to be two new values of AfmtMagic, depending on whether the input is 8 bit or 16 bit. <text:s/>We could just use DUnpak for this. <text:s/>There will also need to be a look-up table Thpa for converting entries into AAS-coded data, which will become quite extensive, and again there is a temptation to use 5 bits so the table fits into<text:span text:style-name="T6"> </text:span>16-bits. <text:s/>5,<text:span text:style-name="T6">449</text:span> entries at 32 bits is a bit bigger than L1, but perhaps this will be OK. <text:s/></text:p>
      <text:p text:style-name="P11"/>
      <text:p text:style-name="P11"/>
      <text:p text:style-name="P16"><text:soft-page-break/>Section <text:span text:style-name="T4">5</text:span> – <text:span text:style-name="T4">Bfmt, DtoB and BSeed.</text:span></text:p>
      <text:p text:style-name="P12"/>
      <text:p text:style-name="P13">One question to address is the extent to which we compress the data in Bfmt. <text:s/>The simplest way is just to use 16 bits throughout. <text:s/>Perhaps the next idea would be to use 8-bits for 191-251, and I believe this requires no further coding as it is al<text:span text:style-name="T6">ready</text:span> available in the 5-181 implementation. <text:s/>Using 10 bits and putting three entries in each 32-bit word has its advantages and is probably worth doing eventually to save memory bandwidth, but perhaps not to start with.</text:p>
      <text:p text:style-name="P13"/>
      <text:p text:style-name="P13">Apart from this there is very little work to do for these steps.</text:p>
      <text:p text:style-name="P13"/>
      <text:p text:style-name="P17">Section <text:span text:style-name="T5">6</text:span> – <text:span text:style-name="T5">CtoD.</text:span></text:p>
      <text:p text:style-name="P14"/>
      <text:p text:style-name="P13">Full reduction using Barrett-48 will still be good for this implementation, For 191-251 the code is already written and working, and for the rest will not pose much of a problem.</text:p>
      <text:p text:style-name="P13"/>
      <text:p text:style-name="P17">Section <text:span text:style-name="T5">7</text:span> – <text:span text:style-name="T5">The addition chain program.</text:span></text:p>
      <text:p text:style-name="P14"/>
      <text:p text:style-name="P13">Probably the hardest part of this little project is to write the utility program to convert a code into the addition chain "program" to compute it in BGrease. I suspect that there will also be some data management to do to convert and debug the tabular data, and we may want to compute the codes up to 5,4<text:span text:style-name="T6">49</text:span> (I only have them up to 5,000 so far). <text:s/>I suspect that the "Purbeck" approach will be suitable, but it may be that a more sophisticated backtrack to minimize steps, and possibly also loads, may be sensible. <text:s/>A first version that works will be good enough to be going on with, though.</text:p>
      <text:p text:style-name="P13"/>
      <text:p text:style-name="P15">There seems to be no reason to do this on the fly. <text:s/>It is much easier to compute the values from the addition chain that the other way round. <text:s/>The extra space in the executable is probably not very significant - compared, for example, to the list of Conway Polynomial excep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0-18T05:20:36.779772051</dc:date>
    <meta:editing-duration>P4DT7H13M25S</meta:editing-duration>
    <meta:editing-cycles>418</meta:editing-cycles>
    <meta:generator>LibreOffice/5.1.6.2$Linux_X86_64 LibreOffice_project/10m0$Build-2</meta:generator>
    <meta:printed-by>User </meta:printed-by>
    <meta:print-date>2012-07-06T16:23:45</meta:print-date>
    <meta:document-statistic meta:table-count="0" meta:image-count="0" meta:object-count="0" meta:page-count="2" meta:paragraph-count="20" meta:word-count="615" meta:character-count="3347" meta:non-whitespace-character-count="2730"/>
  </office:meta>
</office:document-meta>
</file>